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0b5" officeooo:paragraph-rsid="000cc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.</text:p>
      <text:p text:style-name="P1"><text:tab/>Куча позволяет быстро получить максимальный элемент множества. Вам предлагается написать сортировку массива, используя кучу и это ее свойство.</text:p>
      <text:p text:style-name="P1"><text:tab/>Оцените, насколько получившаяся сортировка эффективна по сравнению с остальными сортировк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2:31:32.228864513</meta:creation-date>
    <dc:date>2017-03-04T12:35:50.987195309</dc:date>
    <meta:editing-duration>PT4M19S</meta:editing-duration>
    <meta:editing-cycles>1</meta:editing-cycles>
    <meta:document-statistic meta:table-count="0" meta:image-count="0" meta:object-count="0" meta:page-count="1" meta:paragraph-count="3" meta:word-count="29" meta:character-count="245" meta:non-whitespace-character-count="217"/>
    <meta:generator>LibreOffice/5.1.4.2$Linux_X86_64 LibreOffice_project/10m0$Build-2</meta:generator>
  </office:meta>
</office:document-meta>
</file>